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45.9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Library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_IN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European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0_7</text:p>
          </table:table-cell>
          <table:table-cell/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8_13</text:p>
          </table:table-cell>
          <table:table-cell/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MightyOhm Engineer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MightyOhm Engineer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MEGA48/88/168-PU</text:p>
          </table:table-cell>
          <table:table-cell office:value-type="string" calcext:value-type="string">
            <text:p>DIL28-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U2</text:p>
          </table:table-cell>
          <table:table-cell table:number-columns-repeated="2"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Atmel 14-pin 2/4/8k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U3</text:p>
          </table:table-cell>
          <table:table-cell office:value-type="string" calcext:value-type="string">
            <text:p>TINY85-20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office:value-type="string" calcext:value-type="string">
            <text:p>Atmel 8-pin 2/4/8kB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PINHD-1X7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2N3904</text:p>
          </table:table-cell>
          <table:table-cell office:value-type="string" calcext:value-type="string">
            <text:p>TO92-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39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56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56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2V_SW</text:p>
          </table:table-cell>
          <table:table-cell office:value-type="string" calcext:value-type="string">
            <text:p>TPPTH</text:p>
          </table:table-cell>
          <table:table-cell office:value-type="string" calcext:value-type="string">
            <text:p>TP_PTH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8:33:53.2837929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20:37:00.947047113</dc:date>
    <dc:creator>Gionata Boccalini</dc:creator>
    <meta:editing-duration>PT2H27M43S</meta:editing-duration>
    <meta:editing-cycles>15</meta:editing-cycles>
    <meta:generator>LibreOffice/5.3.7.2.0$Linux_X86_64 LibreOffice_project/30$Build-2</meta:generator>
    <meta:document-statistic meta:table-count="1" meta:cell-count="113" meta:object-count="0"/>
  </office:meta>
</office:document-meta>
</file>